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eea0" officeooo:paragraph-rsid="0017eea0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ea0" officeooo:paragraph-rsid="0017eea0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/>
    </style:style>
    <style:style style:name="P4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: Programación orientada a objetos. </text:p>
      <text:p text:style-name="P1"/>
      <text:p text:style-name="P2"><text:bookmark text:name="docs-internal-guid-7add3a43-7fff-9b46-a438-2c9a54644228"/>Una Empresa de dictado de cursos online lo contrata para realizar un software que mantenga sus cursos. Existen 3 tipos de cursos : </text:p>
      <text:list xml:id="list975561956" text:style-name="L1">
        <text:list-item>
          <text:p text:style-name="P3"><text:span text:style-name="T2">Simples</text:span><text:span text:style-name="T1">: Tienen un código (alfanumérico) , una cantidad de horas asignadas, un nombre, tema relacionado. </text:span></text:p>
        </text:list-item>
        <text:list-item>
          <text:p text:style-name="P3"><text:span text:style-name="T2">Simple con correlatividades</text:span><text:span text:style-name="T1">: Igual que el anterior pero es necesario cursar cursos anteriores. Por ejemplo para cursar cálculo 2 es necesario tener aprobado calculo 1. Las horas asignadas del curso son las horas cargadas para este curso más todas las horas de los cursos correlativos. </text:span></text:p>
        </text:list-item>
        <text:list-item>
          <text:p text:style-name="P6"><text:span text:style-name="T3">Compuesto</text:span><text:span text:style-name="T4">: Tienen un código (alfanumérico) , un nombre, tema relacionado y un conjunto de cursos simples que lo conforman. Por ejemplo el curso programación web, está compuesto por el curso de javascript, css, html y php. El cálculo de las horas asignadas son la suma de las horas asignadas de cada curso simple que lo conforma. </text:span></text:p>
          <text:p text:style-name="P4"/>
        </text:list-item>
      </text:list>
      <text:list xml:id="list1188418142" text:style-name="L2">
        <text:list-item>
          <text:p text:style-name="P5">Realice un diseño del software y una función que permita cargar los cursos y calcule las horas asignadas de los mismos. </text:p>
        </text:list-item>
        <text:list-item>
          <text:p text:style-name="P5">Realice una función que permita guardar los cursos en archivos. Diseñe el o los archivos para guardar la información de forma óptima. </text:p>
        </text:list-item>
        <text:list-item>
          <text:p text:style-name="P5">Realice procedimiento con funciones STL que permita saber: </text:p>
          <text:list>
            <text:list-item>
              <text:p text:style-name="P5">Los 5 cursos que tienen menos horas asignadas. </text:p>
            </text:list-item>
            <text:list-item>
              <text:p text:style-name="P5">El Tema que está en la mayor cantidad de cursos. 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editing-cycles>3</meta:editing-cycles>
    <meta:creation-date>2008-08-22T11:41:04</meta:creation-date>
    <dc:date>2020-11-01T23:19:52.666125400</dc:date>
    <meta:editing-duration>PT1M49S</meta:editing-duration>
    <meta:document-statistic meta:table-count="0" meta:image-count="0" meta:object-count="0" meta:page-count="1" meta:paragraph-count="11" meta:word-count="222" meta:character-count="1317" meta:non-whitespace-character-count="1104"/>
  </office:meta>
</office:document-meta>
</file>